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Roboto" svg:font-family="Roboto, Corbel, Avenir, 'Lucida Grande', 'Lucida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54585a" style:font-name="Open Sans" fo:letter-spacing="normal" fo:font-style="normal" fo:font-weight="normal" officeooo:rsid="001759cd" officeooo:paragraph-rsid="001759cd"/>
    </style:style>
    <style:style style:name="P2" style:family="paragraph" style:parent-style-name="Standard">
      <style:text-properties officeooo:rsid="0016410d" officeooo:paragraph-rsid="0016410d"/>
    </style:style>
    <style:style style:name="P3" style:family="paragraph" style:parent-style-name="Standard">
      <style:text-properties officeooo:rsid="001759cd" officeooo:paragraph-rsid="001759cd"/>
    </style:style>
    <style:style style:name="P4" style:family="paragraph" style:parent-style-name="Standard">
      <style:text-properties officeooo:rsid="001d77cc" officeooo:paragraph-rsid="001d77cc"/>
    </style:style>
    <style:style style:name="P5" style:family="paragraph" style:parent-style-name="Standard">
      <style:text-properties officeooo:rsid="001e634a" officeooo:paragraph-rsid="001e634a"/>
    </style:style>
    <style:style style:name="P6" style:family="paragraph" style:parent-style-name="Standard">
      <style:text-properties officeooo:rsid="00205ef4" officeooo:paragraph-rsid="00205ef4"/>
    </style:style>
    <style:style style:name="P7" style:family="paragraph" style:parent-style-name="Standard">
      <style:text-properties officeooo:rsid="0020f4cc" officeooo:paragraph-rsid="0020f4cc"/>
    </style:style>
    <style:style style:name="P8" style:family="paragraph" style:parent-style-name="Standard">
      <style:text-properties officeooo:rsid="0021ec78" officeooo:paragraph-rsid="0021ec78"/>
    </style:style>
    <style:style style:name="P9" style:family="paragraph" style:parent-style-name="Standard">
      <style:text-properties officeooo:rsid="00268f82" officeooo:paragraph-rsid="00268f82"/>
    </style:style>
    <style:style style:name="P10" style:family="paragraph" style:parent-style-name="Standard">
      <style:text-properties officeooo:rsid="00268f82" officeooo:paragraph-rsid="00293a2d"/>
    </style:style>
    <style:style style:name="P11" style:family="paragraph" style:parent-style-name="Standard">
      <style:text-properties officeooo:rsid="002b1c9d" officeooo:paragraph-rsid="002b1c9d"/>
    </style:style>
    <style:style style:name="P12" style:family="paragraph" style:parent-style-name="Standard">
      <style:text-properties officeooo:rsid="002c0599" officeooo:paragraph-rsid="002c0599"/>
    </style:style>
    <style:style style:name="P13" style:family="paragraph" style:parent-style-name="Standard">
      <style:text-properties officeooo:rsid="002c0599" officeooo:paragraph-rsid="002e1b19"/>
    </style:style>
    <style:style style:name="P14" style:family="paragraph" style:parent-style-name="Standard">
      <style:text-properties officeooo:rsid="002cdb09" officeooo:paragraph-rsid="002cdb09"/>
    </style:style>
    <style:style style:name="P15" style:family="paragraph" style:parent-style-name="Standard">
      <style:text-properties officeooo:rsid="002db1a0" officeooo:paragraph-rsid="002db1a0"/>
    </style:style>
    <style:style style:name="P16" style:family="paragraph" style:parent-style-name="Standard">
      <style:text-properties officeooo:rsid="002e1b19" officeooo:paragraph-rsid="002e1b19"/>
    </style:style>
    <style:style style:name="P17" style:family="paragraph" style:parent-style-name="Standard">
      <style:text-properties officeooo:rsid="002fa5d6" officeooo:paragraph-rsid="002fa5d6"/>
    </style:style>
    <style:style style:name="P18" style:family="paragraph" style:parent-style-name="Standard">
      <style:text-properties officeooo:rsid="003009d8" officeooo:paragraph-rsid="003009d8"/>
    </style:style>
    <style:style style:name="P19" style:family="paragraph" style:parent-style-name="Standard">
      <style:text-properties officeooo:paragraph-rsid="002d835d"/>
    </style:style>
    <style:style style:name="P20" style:family="paragraph" style:parent-style-name="Standard">
      <style:text-properties officeooo:paragraph-rsid="002e1b19"/>
    </style:style>
    <style:style style:name="P21" style:family="paragraph" style:parent-style-name="Standard">
      <style:text-properties officeooo:rsid="0033b2cc" officeooo:paragraph-rsid="0033b2cc"/>
    </style:style>
    <style:style style:name="P22" style:family="paragraph" style:parent-style-name="Standard">
      <style:text-properties officeooo:rsid="0028bc61" officeooo:paragraph-rsid="00293a2d"/>
    </style:style>
    <style:style style:name="P23" style:family="paragraph" style:parent-style-name="Standard">
      <style:text-properties officeooo:rsid="00341c92" officeooo:paragraph-rsid="00341c92"/>
    </style:style>
    <style:style style:name="P24" style:family="paragraph" style:parent-style-name="Standard">
      <style:text-properties officeooo:rsid="00362848" officeooo:paragraph-rsid="00362848"/>
    </style:style>
    <style:style style:name="P25" style:family="paragraph" style:parent-style-name="Standard">
      <style:text-properties officeooo:rsid="0036f709" officeooo:paragraph-rsid="0036f709"/>
    </style:style>
    <style:style style:name="P26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36f709" officeooo:paragraph-rsid="0036f709"/>
    </style:style>
    <style:style style:name="P27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371a02" officeooo:paragraph-rsid="00371a02"/>
    </style:style>
    <style:style style:name="P28" style:family="paragraph" style:parent-style-name="Standard">
      <style:text-properties officeooo:rsid="00390c62" officeooo:paragraph-rsid="00390c62"/>
    </style:style>
    <style:style style:name="P29" style:family="paragraph" style:parent-style-name="Standard">
      <style:text-properties officeooo:rsid="003a73f9" officeooo:paragraph-rsid="003a73f9"/>
    </style:style>
    <style:style style:name="P30" style:family="paragraph" style:parent-style-name="Standard">
      <style:text-properties officeooo:rsid="003b04a2" officeooo:paragraph-rsid="003b04a2"/>
    </style:style>
    <style:style style:name="P31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32" style:family="paragraph" style:parent-style-name="Text_20_body">
      <style:paragraph-properties fo:margin-top="0cm" fo:margin-bottom="0cm" loext:contextual-spacing="false" fo:orphans="1"/>
    </style:style>
    <style:style style:name="P33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3d4694" officeooo:paragraph-rsid="003d4694"/>
    </style:style>
    <style:style style:name="P34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3eafaf" officeooo:paragraph-rsid="003eafaf"/>
    </style:style>
    <style:style style:name="T1" style:family="text">
      <style:text-properties officeooo:rsid="0018aae7"/>
    </style:style>
    <style:style style:name="T2" style:family="text">
      <style:text-properties officeooo:rsid="001a9b74"/>
    </style:style>
    <style:style style:name="T3" style:family="text">
      <style:text-properties officeooo:rsid="001bb029"/>
    </style:style>
    <style:style style:name="T4" style:family="text">
      <style:text-properties officeooo:rsid="00205ef4"/>
    </style:style>
    <style:style style:name="T5" style:family="text">
      <style:text-properties officeooo:rsid="0020f4cc"/>
    </style:style>
    <style:style style:name="T6" style:family="text">
      <style:text-properties officeooo:rsid="0021ec78"/>
    </style:style>
    <style:style style:name="T7" style:family="text">
      <style:text-properties officeooo:rsid="0028bc61"/>
    </style:style>
    <style:style style:name="T8" style:family="text">
      <style:text-properties officeooo:rsid="00293a2d"/>
    </style:style>
    <style:style style:name="T9" style:family="text">
      <style:text-properties officeooo:rsid="002c0599"/>
    </style:style>
    <style:style style:name="T10" style:family="text">
      <style:text-properties officeooo:rsid="002cdb09"/>
    </style:style>
    <style:style style:name="T11" style:family="text">
      <style:text-properties officeooo:rsid="002d835d"/>
    </style:style>
    <style:style style:name="T12" style:family="text">
      <style:text-properties officeooo:rsid="00311f97"/>
    </style:style>
    <style:style style:name="T13" style:family="text">
      <style:text-properties officeooo:rsid="00333f0e"/>
    </style:style>
    <style:style style:name="T14" style:family="text">
      <style:text-properties fo:font-weight="bold"/>
    </style:style>
    <style:style style:name="T15" style:family="text">
      <style:text-properties fo:font-variant="normal" fo:text-transform="none" fo:color="#202124" style:font-name="arial" fo:letter-spacing="normal" fo:font-style="normal" fo:font-weight="normal"/>
    </style:style>
    <style:style style:name="T16" style:family="text">
      <style:text-properties fo:font-variant="normal" fo:text-transform="none" fo:color="#202124" style:font-name="arial" fo:letter-spacing="normal" fo:font-style="normal" fo:font-weight="normal" officeooo:rsid="0034a1a5"/>
    </style:style>
    <style:style style:name="T17" style:family="text">
      <style:text-properties fo:font-variant="normal" fo:text-transform="none" fo:color="#202124" fo:letter-spacing="normal"/>
    </style:style>
    <style:style style:name="T18" style:family="text">
      <style:text-properties officeooo:rsid="0034a1a5"/>
    </style:style>
    <style:style style:name="T19" style:family="text">
      <style:text-properties officeooo:rsid="00390c62"/>
    </style:style>
    <style:style style:name="T20" style:family="text">
      <style:text-properties officeooo:rsid="003a73f9"/>
    </style:style>
    <style:style style:name="T21" style:family="text">
      <style:text-properties officeooo:rsid="003b04a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below" style:vertical-rel="char" style:horizontal-pos="from-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/>
      <text:h text:style-name="P1" text:outline-level="3">Web designer (front end)</text:h>
      <text:h text:style-name="P1" text:outline-level="3">Web programmer (backend)</text:h>
      <text:h text:style-name="P1" text:outline-level="3">Content developer</text:h>
      <text:p text:style-name="P3"/>
      <text:h text:style-name="P1" text:outline-level="3">Webmaster (whole business owner frontend, backend, business)</text:h>
      <text:p text:style-name="P3"/>
      <text:p text:style-name="P2">Web development </text:p>
      <text:p text:style-name="P2">Monolithic<text:span text:style-name="T2">(ngnix, apche)</text:span></text:p>
      <text:p text:style-name="P2">Miceroservices <text:span text:style-name="T1">(docker, kubernetis)</text:span></text:p>
      <text:p text:style-name="P2"><text:tab/>API <text:span text:style-name="T3">(it is called by HTML, same as webpage is called)</text:span></text:p>
      <text:p text:style-name="P2"><text:tab/>/ <text:s text:c="3"/>\</text:p>
      <text:p text:style-name="P2">ORM<text:tab/> <text:s text:c="6"/>Rest API (API fetching)</text:p>
      <text:p text:style-name="P2">(object relational mangement)</text:p>
      <text:p text:style-name="P2"/>
      <text:p text:style-name="P4">API has Four type </text:p>
      <text:p text:style-name="P4">1. Open API : It is publicaly available to use any one with less authorisation.</text:p>
      <text:p text:style-name="P4">But other api s are paid and it is baised on per request.</text:p>
      <text:p text:style-name="P5">2. Partner API</text:p>
      <text:p text:style-name="P5">This api shared with business partner with limited authoristation.</text:p>
      <text:p text:style-name="P5">3. Internal API</text:p>
      <text:p text:style-name="P5">This api is also known as private api and it is used for own use to inhouse developers.</text:p>
      <text:p text:style-name="P5">4. Composite API</text:p>
      <text:p text:style-name="P5">It is set off multiple api. Means call one api done many works </text:p>
      <text:p text:style-name="P5"/>
      <text:p text:style-name="P5">Structure API</text:p>
      <text:p text:style-name="P5">a. <text:span text:style-name="T4">Rest API</text:span></text:p>
      <text:p text:style-name="P6">Request. Response baised api in the form <text:span text:style-name="T5">x</text:span>ml, JSON form, Clinest request and server porceed and Cloud response</text:p>
      <text:p text:style-name="P6">b. SOAP API</text:p>
      <text:p text:style-name="P6">It is used within guid line made W3C, How to transfer the data on network. It is more secure. <text:span text:style-name="T5">It is generally used in within organisation but development way we can use Rest API</text:span></text:p>
      <text:p text:style-name="P7">c. <text:span text:style-name="T6">RPC API</text:span></text:p>
      <text:p text:style-name="P8">It is the maily process how to server the data over network.</text:p>
      <text:p text:style-name="P8"/>
      <text:p text:style-name="P15">Django</text:p>
      <text:p text:style-name="P9">1. Session is used to status of the website</text:p>
      <text:p text:style-name="P9">2. How to data base</text:p>
      <text:p text:style-name="P10">3. <text:span text:style-name="T7">what is ORM (object relational mapping) : </text:span><text:span text:style-name="T8">it will create the virtual object for database</text:span></text:p>
      <text:p text:style-name="P22">and Rest API</text:p>
      <text:p text:style-name="P11">4. How the Django start and install the python</text:p>
      <text:p text:style-name="P12"><text:span text:style-name="T13">5</text:span>. What authentication, You have used in Django</text:p>
      <text:p text:style-name="P20"><text:span text:style-name="T13">6</text:span><text:span text:style-name="T9">. Django strtuctre</text:span></text:p>
      <text:p text:style-name="P20"><text:span text:style-name="T13">7</text:span><text:span text:style-name="T9">. Agile structure</text:span></text:p>
      <text:p text:style-name="P20"><text:span text:style-name="T13">8</text:span><text:span text:style-name="T9">. How to add a payment getways interface</text:span></text:p>
      <text:p text:style-name="P20"><text:span text:style-name="T13">9</text:span><text:span text:style-name="T9">. How to create rest API</text:span></text:p>
      <text:p text:style-name="P20"><text:span text:style-name="T13">10</text:span><text:span text:style-name="T9">. Type of request</text:span></text:p>
      <text:p text:style-name="P13">1<text:span text:style-name="T13">1</text:span>. what are request method</text:p>
      <text:p text:style-name="P13"><text:soft-page-break/><text:span text:style-name="T13">12</text:span>. What is middleware in django</text:p>
      <text:p text:style-name="P13"><text:span text:style-name="T13">13</text:span>. Django directories</text:p>
      <text:p text:style-name="P16">AWS</text:p>
      <text:p text:style-name="P12"><text:span text:style-name="T13">1</text:span>. AWS question</text:p>
      <text:p text:style-name="P16"><text:span text:style-name="T13">2</text:span>. What is EC2 isntance</text:p>
      <text:p text:style-name="P16">Python</text:p>
      <text:p text:style-name="P13"><text:span text:style-name="T13">1</text:span>. What is Armstrong number</text:p>
      <text:p text:style-name="P13"><text:span text:style-name="T13">2</text:span>. what is pelindrom number</text:p>
      <text:p text:style-name="P12"><text:span text:style-name="T13">3</text:span>. Decorator and use</text:p>
      <text:p text:style-name="P12"/>
      <text:p text:style-name="P12"/>
      <text:p text:style-name="P12"><text:span text:style-name="T13">4</text:span>. What iws Anagram word</text:p>
      <text:p text:style-name="P12"><text:span text:style-name="T13">5</text:span>. factorial number</text:p>
      <text:p text:style-name="P12"><text:span text:style-name="T13">6</text:span>. fibonachi series</text:p>
      <text:p text:style-name="P12"/>
      <text:p text:style-name="P12">. Data type in python</text:p>
      <text:p text:style-name="P12"><text:span text:style-name="T13">1</text:span>. Polymorphism</text:p>
      <text:p text:style-name="P12">2. Inheritance</text:p>
      <text:p text:style-name="P12"><text:span text:style-name="T13">3</text:span>. Encapsulation</text:p>
      <text:p text:style-name="P12"><text:span text:style-name="T13">4</text:span>. Abstract</text:p>
      <text:p text:style-name="P17">HTML</text:p>
      <text:p text:style-name="P12"><text:span text:style-name="T13">1</text:span>. What is button tag and inpute tag in HTML</text:p>
      <text:p text:style-name="P18">SQL</text:p>
      <text:p text:style-name="P12"><text:span text:style-name="T13">1</text:span>. update table</text:p>
      <text:p text:style-name="P12"><text:span text:style-name="T13">2</text:span>. insert table</text:p>
      <text:p text:style-name="P23">3. Find second maximun data in table</text:p>
      <text:p text:style-name="P19"><text:span text:style-name="T11">P</text:span><text:span text:style-name="T12">ANDAS</text:span></text:p>
      <text:p text:style-name="P12"><text:span text:style-name="T13">3</text:span>. show spesific columns in table or list of table <text:span text:style-name="T10">in pandas</text:span></text:p>
      <text:p text:style-name="P14"><text:span text:style-name="T13">4</text:span>. Show some restricted data in pandas</text:p>
      <text:p text:style-name="P14"><text:span text:style-name="T13">5</text:span>. show specific rows data</text:p>
      <text:p text:style-name="P14"><text:span text:style-name="T13">6</text:span>. Update the data in pandas</text:p>
      <text:p text:style-name="P21">ML</text:p>
      <text:p text:style-name="P21">1. what is the pipline of the machine leaning</text:p>
      <text:p text:style-name="P23">2. What is linear regression?</text:p>
      <text:p text:style-name="P14"/>
      <text:p text:style-name="P14"><draw:frame draw:style-name="fr1" draw:name="exacc_Qn0CYvGfCvSbseMPt4CKyAk2" text:anchor-type="char" svg:x="0cm" svg:width="17.251cm" draw:z-index="1"><draw:text-box fo:min-height="0.041cm"><text:section text:style-name="Sect1" text:name="_Qn0CYvGfCvSbseMPt4CKyAk19"><text:p text:style-name="P32"/><text:section text:style-name="Sect1" text:name="WEB_ANSWERS_RESULT_9_Qn0CYvGfCvSbseMPt4CKyAk__13"><text:p text:style-name="P31">Second, a dictionary key must be of a type that is immutable. For example, you can use an integer, float, string, or Boolean as a dictionary key. However, <text:span text:style-name="T14">neither a list nor another dictionary can serve as a</text:span> dictionary key, because lists and dictionaries are mutable.</text:p><text:p text:style-name="P31"/><text:p text:style-name="P31"><text:span text:style-name="T16">2. </text:span><text:span text:style-name="T15">Answer. Yes, a tuple is a hashable value</text:span><text:span text:style-name="T17"> </text:span><text:span text:style-name="T15">and can be used as a dictionary key</text:span></text:p></text:section></text:section></draw:text-box></draw:frame><text:span text:style-name="T18">1. </text:span>Can lists be used as keys in dictionaries?</text:p>
      <text:p text:style-name="P14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1. exceptions handing</text:p>
      <text:p text:style-name="P24">try and error</text:p>
      <text:p text:style-name="P24">except as e</text:p>
      <text:p text:style-name="P24">2. how to join list</text:p>
      <text:p text:style-name="P24">3. lambda function</text:p>
      <text:p text:style-name="P24">4. constructor</text:p>
      <text:p text:style-name="P24">5. generator</text:p>
      <text:p text:style-name="P24"><text:soft-page-break/>6. decorator</text:p>
      <text:p text:style-name="P24">7. sort the list withougt using any default function</text:p>
      <text:p text:style-name="P24">8. serializer and deserializer</text:p>
      <text:p text:style-name="P24">9. <text:span text:style-name="T19">what is diffrence flask and djnago</text:span></text:p>
      <text:p text:style-name="P28">10. How to determine flask and django suitable for flask</text:p>
      <text:p text:style-name="P28">11. <text:span text:style-name="T20">how to read excel file pandas</text:span></text:p>
      <text:p text:style-name="P29">12. what is iterator and diffrence</text:p>
      <text:p text:style-name="P29">13. what is regex</text:p>
      <text:p text:style-name="P29">14. floor function</text:p>
      <text:p text:style-name="P29">15. <text:span text:style-name="T21">how to create rest api in django</text:span></text:p>
      <text:p text:style-name="P30">16. how to create like recharge app in rest api django</text:p>
      <text:p text:style-name="P24"/>
      <text:p text:style-name="P24"/>
      <text:p text:style-name="P25">1.django-admin</text:p>
      <text:p text:style-name="P26">One of the most powerful parts of Django is the automatic admin interface. It reads metadata from your models to provide a quick, model-centric interface </text:p>
      <text:p text:style-name="P26">2. djngo midleware</text:p>
      <text:p text:style-name="P26">3.django 5 manage.py command</text:p>
      <text:p text:style-name="P26">5. How to add more than one database in djagno</text:p>
      <text:p text:style-name="P26">6. how to add mongodb in djngo</text:p>
      <text:p text:style-name="P26">7. how mvt works</text:p>
      <text:p text:style-name="P26">8. what is mvc</text:p>
      <text:p text:style-name="P27">9. what is asgi and wgi and usecase of both of them</text:p>
      <text:p text:style-name="P27">10. <text:span text:style-name="T19">what is csrf token</text:span></text:p>
      <text:p text:style-name="P33">11. Prime number</text:p>
      <text:p text:style-name="P33"/>
      <text:p text:style-name="P34">1. find third max number</text:p>
      <text:p text:style-name="P34">2. find consucutive third 3 number in increament way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Roboto" svg:font-family="Roboto, Corbel, Avenir, 'Lucida Grande', 'Lucida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53:44.906785705</meta:creation-date>
    <meta:generator>LibreOffice/6.4.7.2$Linux_X86_64 LibreOffice_project/40$Build-2</meta:generator>
    <dc:date>2022-02-23T00:07:39.295692596</dc:date>
    <meta:editing-duration>PT3H53M54S</meta:editing-duration>
    <meta:editing-cycles>34</meta:editing-cycles>
    <meta:document-statistic meta:table-count="0" meta:image-count="0" meta:object-count="0" meta:page-count="3" meta:paragraph-count="105" meta:word-count="664" meta:character-count="3573" meta:non-whitespace-character-count="2998"/>
  </office:meta>
</office:document-meta>
</file>